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3b0" officeooo:paragraph-rsid="0011f3b0"/>
    </style:style>
    <style:style style:name="P2" style:family="paragraph" style:parent-style-name="Standard">
      <style:text-properties fo:font-weight="bold" officeooo:rsid="0011f3b0" officeooo:paragraph-rsid="0011f3b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f3b0" officeooo:paragraph-rsid="0011f3b0" style:font-weight-asian="bold" style:font-weight-complex="bold"/>
    </style:style>
    <style:style style:name="P4" style:family="paragraph" style:parent-style-name="Standard">
      <style:text-properties fo:font-weight="normal" officeooo:rsid="0011f3b0" officeooo:paragraph-rsid="0011f3b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solving</text:p>
      <text:p text:style-name="P1"/>
      <text:p text:style-name="P1">Break down the problem into multiple steps</text:p>
      <text:p text:style-name="P2"/>
      <text:p text:style-name="P2">step1</text:p>
      <text:p text:style-name="P1"/>
      <text:p text:style-name="P1">1.Creating html,css,js file</text:p>
      <text:p text:style-name="P1">2.Adding required buttons in html</text:p>
      <text:p text:style-name="P1">3.adding basic css in css file</text:p>
      <text:p text:style-name="P1">4,linking the javascript to the html file</text:p>
      <text:p text:style-name="P1"/>
      <text:p text:style-name="P2">step2</text:p>
      <text:p text:style-name="P2"/>
      <text:p text:style-name="P4">1. Add an event listener to the button</text:p>
      <text:p text:style-name="P4">2.learn how to add audio on clicking button</text:p>
      <text:p text:style-name="P4">3.modify css for a button click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6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54" meta:character-count="310" meta:non-whitespace-character-count="267"/>
  </office:meta>
</office:document-meta>
</file>